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Задание" style:family="table">
      <style:table-properties style:width="17cm" table:align="margins"/>
    </style:style>
    <style:style style:name="Задание.A" style:family="table-column">
      <style:table-column-properties style:column-width="5.667cm" style:rel-column-width="21845*"/>
    </style:style>
    <style:style style:name="Задание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Задание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Задание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Задание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3.399cm"/>
    </style:style>
    <style:style style:name="Таблица1.B" style:family="table-column">
      <style:table-column-properties style:column-width="3.401cm"/>
    </style:style>
    <style:style style:name="Таблица1.E" style:family="table-column">
      <style:table-column-properties style:column-width="3.41cm"/>
    </style:style>
    <style:style style:name="Таблица1.A1" style:family="table-cell">
      <style:table-cell-properties style:writing-mode="page"/>
    </style:style>
    <style:style style:name="P1" style:family="paragraph" style:parent-style-name="Text_20_body">
      <style:text-properties officeooo:rsid="00135ec9" officeooo:paragraph-rsid="00135ec9"/>
    </style:style>
    <style:style style:name="P2" style:family="paragraph" style:parent-style-name="Text_20_body">
      <style:text-properties officeooo:rsid="002077bf" officeooo:paragraph-rsid="002077bf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text-properties officeooo:rsid="002484e8" officeooo:paragraph-rsid="002484e8"/>
    </style:style>
    <style:style style:name="P7" style:family="paragraph" style:parent-style-name="Table_20_Contents">
      <style:text-properties officeooo:rsid="00335d35" officeooo:paragraph-rsid="00335d35"/>
    </style:style>
    <style:style style:name="P8" style:family="paragraph" style:parent-style-name="Table_20_Heading">
      <style:text-properties officeooo:rsid="00335d35" officeooo:paragraph-rsid="00335d35"/>
    </style:style>
    <style:style style:name="P9" style:family="paragraph" style:parent-style-name="Table_20_Contents">
      <style:paragraph-properties fo:text-align="center" style:justify-single-word="false"/>
      <style:text-properties officeooo:rsid="00335d35" officeooo:paragraph-rsid="00335d35"/>
    </style:style>
    <style:style style:name="P10" style:family="paragraph" style:parent-style-name="Table_20_Heading">
      <style:text-properties officeooo:rsid="002972af" officeooo:paragraph-rsid="002972af"/>
    </style:style>
    <style:style style:name="P11" style:family="paragraph" style:parent-style-name="Text_20_body">
      <style:text-properties officeooo:paragraph-rsid="0027c2ad"/>
    </style:style>
    <style:style style:name="P12" style:family="paragraph" style:parent-style-name="Text_20_body">
      <style:text-properties officeooo:rsid="0027c2ad" officeooo:paragraph-rsid="0027c2ad"/>
    </style:style>
    <style:style style:name="P13" style:family="paragraph" style:parent-style-name="Table_20_Contents">
      <style:paragraph-properties fo:text-align="center" style:justify-single-word="false"/>
      <style:text-properties officeooo:rsid="00354629" officeooo:paragraph-rsid="00354629"/>
    </style:style>
    <style:style style:name="P14" style:family="paragraph" style:parent-style-name="Table_20_Contents">
      <style:paragraph-properties fo:text-align="center" style:justify-single-word="false"/>
      <style:text-properties officeooo:rsid="00354b02" officeooo:paragraph-rsid="00354b02"/>
    </style:style>
    <style:style style:name="P15" style:family="paragraph" style:parent-style-name="Table">
      <style:paragraph-properties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77bf"/>
    </style:style>
    <style:style style:name="T3" style:family="text">
      <style:text-properties fo:language="en" fo:country="US" officeooo:rsid="00266162"/>
    </style:style>
    <style:style style:name="T4" style:family="text">
      <style:text-properties fo:language="en" fo:country="US" officeooo:rsid="00395b0e"/>
    </style:style>
    <style:style style:name="T5" style:family="text">
      <style:text-properties officeooo:rsid="002484e8"/>
    </style:style>
    <style:style style:name="T6" style:family="text">
      <style:text-properties officeooo:rsid="00395b0e"/>
    </style:style>
    <style:style style:name="T7" style:family="text">
      <style:text-properties fo:language="ru" fo:country="RU" officeooo:rsid="00395b0e"/>
    </style:style>
    <style:style style:name="T8" style:family="text">
      <style:text-properties fo:language="ru" fo:country="RU" officeooo:rsid="003c42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№<text:span text:style-name="T2">3</text:span></text:h>
      <text:p text:style-name="Title">Экспериментальное определение количества элементарных операций языка высокого уровня в программной реализации алгоритма</text:p>
      <text:h text:style-name="Heading_20_2" text:outline-level="2">Цель работы</text:h>
      <text:p text:style-name="Text_20_body">Экспериментальная проверка теоретически полученной функции трудоемкости для алгоритма точного решения задачи о сумме методом полного перебора. Получение практических навыков расстановки счетчика операций в программе на языке высокого уровня.</text:p>
      <text:h text:style-name="Heading_20_2" text:outline-level="2">Текст задания</text:h>
      <text:p text:style-name="P2">Был выдан вариант 11.</text:p>
      <table:table table:name="Задание" table:style-name="Задание" table:template-name="Default Style">
        <table:table-column table:style-name="Задание.A" table:number-columns-repeated="3"/>
        <table:table-header-rows>
          <table:table-row table:style-name="TableLine1819773127920">
            <table:table-cell table:style-name="Задание.A1" office:value-type="string">
              <text:p text:style-name="P3">Размерность вектора случайных чисел</text:p>
            </table:table-cell>
            <table:table-cell table:style-name="Задание.A1" office:value-type="string">
              <text:p text:style-name="P3">Максимальное случайное число в векторе</text:p>
            </table:table-cell>
            <table:table-cell table:style-name="Задание.C1" office:value-type="string">
              <text:p text:style-name="P3">Значение суммы <text:span text:style-name="T1">(V)</text:span></text:p>
            </table:table-cell>
          </table:table-row>
        </table:table-header-rows>
        <table:table-row table:style-name="TableLine1819773138288">
          <table:table-cell table:style-name="Задание.A2" office:value-type="string">
            <text:p text:style-name="P4">12</text:p>
          </table:table-cell>
          <table:table-cell table:style-name="Задание.A2" office:value-type="string">
            <text:p text:style-name="P4">55</text:p>
          </table:table-cell>
          <table:table-cell table:style-name="Задание.C2" office:value-type="string">
            <text:p text:style-name="P4">35</text:p>
          </table:table-cell>
        </table:table-row>
      </table:table>
      <text:p text:style-name="P2"/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 <text:span text:style-name="T5">в Листинге 1</text:span>. </text:p>
      <text:p text:style-name="P6">Листинг 1 — Код программы</text:p>
      <text:p text:style-name="Листинг_20_программы">#include &lt;cmath&gt;</text:p>
      <text:p text:style-name="Листинг_20_программы">#include &lt;cstring&gt;</text:p>
      <text:p text:style-name="Листинг_20_программы">#include &lt;iostream&gt;</text:p>
      <text:p text:style-name="Листинг_20_программы">#include &lt;iomanip&gt;</text:p>
      <text:p text:style-name="Листинг_20_программы">#include &lt;random&gt;</text:p>
      <text:p text:style-name="Листинг_20_программы">typedef uint64_t flag_t;</text:p>
      <text:p text:style-name="Листинг_20_программы">size_t op_couter = 0;</text:p>
      <text:p text:style-name="Листинг_20_программы">/* Выполнить задание. */</text:p>
      <text:p text:style-name="Листинг_20_программы">template &lt;typename T&gt;</text:p>
      <text:p text:style-name="Листинг_20_программы">flag_t taskSum (uint8_t array_size, T array[], T sum);</text:p>
      <text:p text:style-name="Листинг_20_программы">/* Заполнить массив случайными значениями. */</text:p>
      <text:p text:style-name="Листинг_20_программы">template &lt;typename T&gt;</text:p>
      <text:p text:style-name="Листинг_20_программы">void fill_random (uint8_t array_size, T array[], T min_value, T max_value);</text:p>
      <text:p text:style-name="Листинг_20_программы">/* Заполнить массив вручную. */</text:p>
      <text:p text:style-name="Листинг_20_программы">template &lt;typename T&gt;</text:p>
      <text:p text:style-name="Листинг_20_программы">void fill_manually (uint8_t&amp; array_size, T array[]);</text:p>
      <text:p text:style-name="Листинг_20_программы">/* Печать ответа на задание. */</text:p>
      <text:p text:style-name="Листинг_20_программы"><text:soft-page-break/>template &lt;typename T&gt;</text:p>
      <text:p text:style-name="Листинг_20_программы">void printAnswer (uint8_t array_size, T array[], flag_t flags);</text:p>
      <text:p text:style-name="Листинг_20_программы">/* Сбросить счётчик элементарных операций. */</text:p>
      <text:p text:style-name="Листинг_20_программы">inline void reset_oc (void) { op_couter = 0; }</text:p>
      <text:p text:style-name="Листинг_20_программы">/* Увеличить счётчик элементарных операций. */</text:p>
      <text:p text:style-name="Листинг_20_программы">inline size_t increase_oc (size_t n) { return op_couter += n; }</text:p>
      <text:p text:style-name="Листинг_20_программы">int main (void)</text:p>
      <text:p text:style-name="Листинг_20_программы">{</text:p>
      <text:p text:style-name="Листинг_20_программы"><text:s text:c="4"/>const uint8_t size = <text:span text:style-name="T3">12</text:span>;</text:p>
      <text:p text:style-name="Листинг_20_программы"><text:s text:c="4"/>static int V = <text:span text:style-name="T3">35</text:span>, min_rand_value = 0, max_rand_value = <text:span text:style-name="T3">55</text:span>, array[size];</text:p>
      <text:p text:style-name="Листинг_20_программы"><text:s text:c="4"/>fill_random (size, array, min_rand_value, max_rand_value);</text:p>
      <text:p text:style-name="Листинг_20_программы"><text:s text:c="4"/>printAnswer(size, array, taskSum(size, array, V));</text:p>
      <text:p text:style-name="Листинг_20_программы"><text:s text:c="4"/>std::cout &lt;&lt; "Счётчик элементарных операций: " &lt;&lt; op_couter &lt;&lt; std::endl;</text:p>
      <text:p text:style-name="Листинг_20_программы">}</text:p>
      <text:p text:style-name="Листинг_20_программы">template &lt;typename T&gt;</text:p>
      <text:p text:style-name="Листинг_20_программы">void fill_random (uint8_t array_size, T array[], T min_value, T max_value)</text:p>
      <text:p text:style-name="Листинг_20_программы">{</text:p>
      <text:p text:style-name="Листинг_20_программы"><text:s text:c="4"/>std::mt19937 engine{(std::random_device())()};</text:p>
      <text:p text:style-name="Листинг_20_программы"><text:s text:c="4"/>std::uniform_int_distribution&lt;T&gt; dist{min_value, max_value};</text:p>
      <text:p text:style-name="Листинг_20_программы"><text:s text:c="4"/>for (uint8_t i = 0; i &lt; array_size; i++)</text:p>
      <text:p text:style-name="Листинг_20_программы"><text:s text:c="8"/>array[i] = dist(engine);</text:p>
      <text:p text:style-name="Листинг_20_программы">}</text:p>
      <text:p text:style-name="Листинг_20_программы">template &lt;typename T&gt;</text:p>
      <text:p text:style-name="Листинг_20_программы">void fill_manually (uint8_t array_size, T array[])</text:p>
      <text:p text:style-name="Листинг_20_программы">{</text:p>
      <text:p text:style-name="Листинг_20_программы"><text:s text:c="4"/>for (uint8_t i = 0; i &lt; array_size; i++)</text:p>
      <text:p text:style-name="Листинг_20_программы"><text:s text:c="4"/>{</text:p>
      <text:p text:style-name="Листинг_20_программы"><text:s text:c="8"/>std::cout &lt;&lt; "Введите " &lt;&lt; i + 1 &lt;&lt; " элемент:\t";</text:p>
      <text:p text:style-name="Листинг_20_программы"><text:s text:c="8"/>std::cin &gt;&gt; array[i];</text:p>
      <text:p text:style-name="Листинг_20_программы"><text:s text:c="4"/>}</text:p>
      <text:p text:style-name="Листинг_20_программы">}</text:p>
      <text:p text:style-name="Листинг_20_программы">template &lt;typename T&gt;</text:p>
      <text:p text:style-name="Листинг_20_программы">flag_t taskSum (uint8_t array_size, T array[], T V)</text:p>
      <text:p text:style-name="Листинг_20_программы">{</text:p>
      <text:p text:style-name="Листинг_20_программы"><text:s text:c="4"/>reset_oc();</text:p>
      <text:p text:style-name="Листинг_20_программы"><text:s text:c="4"/>//memset (array, 0, array_size * sizeof (T));</text:p>
      <text:p text:style-name="Листинг_20_программы"><text:s text:c="4"/>//array[0] = V;</text:p>
      <text:p text:style-name="Листинг_20_программы"><text:s text:c="4"/>static flag_t</text:p>
      <text:p text:style-name="Листинг_20_программы"><text:s text:c="8"/>flags,</text:p>
      <text:p text:style-name="Листинг_20_программы"><text:s text:c="8"/>Nmax = std::pow(2, array_size) - 1;</text:p>
      <text:p text:style-name="Листинг_20_программы"><text:s text:c="4"/>T sum = 0;</text:p>
      <text:p text:style-name="Листинг_20_программы"><text:s text:c="4"/></text:p>
      <text:p text:style-name="Листинг_20_программы"><text:s text:c="4"/>increase_oc (1);</text:p>
      <text:p text:style-name="Листинг_20_программы"><text:s text:c="4"/>for (flags = 0x1; flags &lt;= Nmax; flags += 0x1) <text:s/>// 1 + Nmax * ( 3 +</text:p>
      <text:p text:style-name="Листинг_20_программы"><text:s text:c="4"/>{</text:p>
      <text:p text:style-name="Листинг_20_программы"><text:s text:c="8"/>increase_oc (1);</text:p>
      <text:p text:style-name="Листинг_20_программы"><text:s text:c="8"/>sum = 0; <text:s text:c="35"/>// 1</text:p>
      <text:p text:style-name="Листинг_20_программы"><text:s text:c="8"/>increase_oc (1);</text:p>
      <text:p text:style-name="Листинг_20_программы"><text:s text:c="8"/>increase_oc (1);</text:p>
      <text:p text:style-name="Листинг_20_программы"><text:s text:c="8"/>for (uint8_t i = 0; i &lt; array_size; i++) <text:s text:c="3"/>// 1 + array_size * ( 3 + </text:p>
      <text:p text:style-name="Листинг_20_программы"><text:s text:c="8"/>{</text:p>
      <text:p text:style-name="Листинг_20_программы"><text:s text:c="12"/>increase_oc (1);</text:p>
      <text:p text:style-name="Листинг_20_программы"><text:s text:c="12"/>increase_oc (2);</text:p>
      <text:p text:style-name="Листинг_20_программы"><text:s text:c="12"/>if ((flags &gt;&gt; i) &amp; 0x1) <text:s text:c="16"/>// 2</text:p>
      <text:p text:style-name="Листинг_20_программы"><text:s text:c="12"/>{</text:p>
      <text:p text:style-name="Листинг_20_программы"><text:s text:c="16"/>increase_oc (3);</text:p>
      <text:p text:style-name="Листинг_20_программы"><text:s text:c="16"/>sum = sum + array[i]; <text:s text:c="14"/>// 3 Вероятность: 0.5</text:p>
      <text:p text:style-name="Листинг_20_программы"><text:s text:c="12"/>}</text:p>
      <text:p text:style-name="Листинг_20_программы"><text:s text:c="12"/>increase_oc (2);</text:p>
      <text:p text:style-name="Листинг_20_программы"><text:s text:c="8"/>} <text:s text:c="42"/>// )</text:p>
      <text:p text:style-name="Листинг_20_программы"><text:s text:c="8"/>increase_oc (1);</text:p>
      <text:p text:style-name="Листинг_20_программы"><text:soft-page-break/><text:s text:c="8"/>if (sum == V) <text:s text:c="30"/>// 1</text:p>
      <text:p text:style-name="Листинг_20_программы"><text:s text:c="12"/>return flags;</text:p>
      <text:p text:style-name="Листинг_20_программы"><text:s text:c="8"/></text:p>
      <text:p text:style-name="Листинг_20_программы"><text:s text:c="8"/>increase_oc (2);</text:p>
      <text:p text:style-name="Листинг_20_программы"><text:s text:c="4"/>} <text:s text:c="46"/>// )</text:p>
      <text:p text:style-name="Листинг_20_программы"><text:s text:c="4"/>return 0;</text:p>
      <text:p text:style-name="Листинг_20_программы">}</text:p>
      <text:p text:style-name="Листинг_20_программы">template &lt;typename T&gt;</text:p>
      <text:p text:style-name="Листинг_20_программы">void</text:p>
      <text:p text:style-name="Листинг_20_программы">printAnswer (uint8_t array_size, T array[], flag_t flags)</text:p>
      <text:p text:style-name="Листинг_20_программы">{</text:p>
      <text:p text:style-name="Листинг_20_программы"><text:s text:c="4"/>std::cout &lt;&lt; "Ответ:" &lt;&lt; std::endl;</text:p>
      <text:p text:style-name="Листинг_20_программы"><text:s text:c="4"/>if (!flags)</text:p>
      <text:p text:style-name="Листинг_20_программы"><text:s text:c="4"/>{</text:p>
      <text:p text:style-name="Листинг_20_программы"><text:s text:c="8"/>std::cout &lt;&lt; "\tПодходящие элементы массива не найдены." &lt;&lt; std::endl;</text:p>
      <text:p text:style-name="Листинг_20_программы"><text:s text:c="8"/>return;</text:p>
      <text:p text:style-name="Листинг_20_программы"><text:s text:c="4"/>}</text:p>
      <text:p text:style-name="Листинг_20_программы"><text:s text:c="4"/>for (auto i = 0; i &lt; array_size; i++)</text:p>
      <text:p text:style-name="Листинг_20_программы"><text:s text:c="8"/>std::cout &lt;&lt; " " &lt;&lt; (((flags &gt;&gt; i) &amp; 0x1) ? "+" : " ") &lt;&lt; " <text:s/>";</text:p>
      <text:p text:style-name="Листинг_20_программы"><text:s text:c="4"/></text:p>
      <text:p text:style-name="Листинг_20_программы"><text:s text:c="4"/>std::cout &lt;&lt; std::endl;</text:p>
      <text:p text:style-name="Листинг_20_программы"><text:s text:c="4"/>for (auto i = 0; i &lt; array_size; i++)</text:p>
      <text:p text:style-name="Листинг_20_программы"><text:s text:c="8"/>std::cout &lt;&lt; std::setw(3) &lt;&lt; std::setfill('_') &lt;&lt; array[i] &lt;&lt; " ";</text:p>
      <text:p text:style-name="Листинг_20_программы"><text:s text:c="4"/></text:p>
      <text:p text:style-name="Листинг_20_программы"><text:s text:c="4"/>std::cout &lt;&lt; std::endl;</text:p>
      <text:p text:style-name="Листинг_20_программы">}</text:p>
      <text:p text:style-name="Листинг_20_программы"/>
      <text:h text:style-name="Heading_20_3" text:outline-level="3">Тестовые примеры</text:h>
      <text:p text:style-name="P12">На основании полученных данных была составлена таблица <text:sequence-ref text:reference-format="value" text:ref-name="refTable0">1</text:sequence-ref>.</text:p>
      <text:p text:style-name="P15">Таблица <text:sequence text:ref-name="refTable0" text:name="Table" text:formula="ooow:Table+1" style:num-format="1">1</text:sequence><text:s/>˗ Анализ количества элементарных операций в программ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E"/>
        <table:table-header-rows>
          <table:table-row table:style-name="TableLine1819773128784"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0">N</text:p>
            </table:table-cell>
            <table:table-cell table:style-name="Таблица1.A1" office:value-type="string">
              <text:p text:style-name="Table_20_Heading"><draw:frame draw:style-name="fr1" draw:name="Объект1" text:anchor-type="as-char" svg:y="-0.437cm" svg:width="0.621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Таблица1.A1" office:value-type="string">
              <text:p text:style-name="Table_20_Heading"><draw:frame draw:style-name="fr1" draw:name="Объект2" text:anchor-type="as-char" svg:y="-0.437cm" svg:width="3.738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Table_20_Heading"><draw:frame draw:style-name="fr1" draw:name="Объект3" text:anchor-type="as-char" svg:y="-0.437cm" svg:width="2.268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Таблица1.A1" office:value-type="string">
              <text:p text:style-name="P8">f(n) практически</text:p>
            </table:table-cell>
          </table:table-row>
        </table:table-header-rows>
        <table:table-row table:style-name="TableLine1819773116400">
          <table:table-cell table:style-name="Таблица1.A1" office:value-type="string">
            <text:p text:style-name="P7">Лучший</text:p>
          </table:table-cell>
          <table:table-cell table:style-name="Таблица1.A1" table:number-rows-spanned="3" office:value-type="string">
            <text:p text:style-name="P9">12</text:p>
          </table:table-cell>
          <table:table-cell table:style-name="Таблица1.A1" table:number-rows-spanned="3" office:value-type="string">
            <text:p text:style-name="P9">4096</text:p>
          </table:table-cell>
          <table:table-cell table:style-name="Таблица1.A1" office:value-type="string">
            <text:p text:style-name="P13">68</text:p>
          </table:table-cell>
          <table:table-cell table:style-name="Таблица1.A1" office:value-type="string">
            <text:p text:style-name="P13">68</text:p>
          </table:table-cell>
        </table:table-row>
        <table:table-row table:style-name="TableLine1819773124752">
          <table:table-cell table:style-name="Таблица1.A1" office:value-type="string">
            <text:p text:style-name="P7">Средний</text:p>
          </table:table-cell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14">3488</text:p>
          </table:table-cell>
        </table:table-row>
        <table:table-row table:style-name="TableLine1819773123888">
          <table:table-cell table:style-name="Таблица1.A1" office:value-type="string">
            <text:p text:style-name="P7">Худший</text:p>
          </table:table-cell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5">343981</text:p>
          </table:table-cell>
          <table:table-cell table:style-name="Таблица1.A1" office:value-type="string">
            <text:p text:style-name="P5">343999</text:p>
          </table:table-cell>
        </table:table-row>
      </table:table>
      <text:p text:style-name="P11"/>
      <text:h text:style-name="Heading_20_2" text:outline-level="2" text:is-list-header="true">Вывод</text:h>
      <text:p text:style-name="P1"><text:span text:style-name="T7">При выполнении данный лабораторной работы э</text:span>кспериментальн<text:span text:style-name="T6">о</text:span> провер<text:span text:style-name="T6">ен</text:span><text:span text:style-name="T8">а</text:span> теоретически полученн<text:span text:style-name="T7">ая</text:span> функци<text:span text:style-name="T6">я</text:span> трудоемкости для алгоритма точного решения задачи о сумме методом полного перебора. <text:span text:style-name="T6">Также</text:span> <text:span text:style-name="T6">были п</text:span>олучен<text:span text:style-name="T6">ы</text:span> практически<text:span text:style-name="T6">е</text:span> навык<text:span text:style-name="T6">и</text:span> расстановки счетчика операций в программе на языке высокого уровн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9:34:38.214000000</meta:creation-date>
    <meta:editing-duration>PT1H18M35S</meta:editing-duration>
    <meta:editing-cycles>17</meta:editing-cycles>
    <meta:generator>LibreOffice/7.3.1.3$Windows_X86_64 LibreOffice_project/a69ca51ded25f3eefd52d7bf9a5fad8c90b87951</meta:generator>
    <dc:subject>Тема Лабораторной работы</dc:subject>
    <dc:title>Шаблон Лабораторной работы</dc:title>
    <dc:date>2022-04-08T12:37:10.353000000</dc:date>
    <meta:document-statistic meta:table-count="2" meta:image-count="0" meta:object-count="3" meta:page-count="3" meta:paragraph-count="142" meta:word-count="601" meta:character-count="4399" meta:non-whitespace-character-count="3338"/>
  </office:meta>
</office:document-meta>
</file>

<file path=Object 1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6,5</mn>
      </mrow>
      <mrow>
        <mrow>
          <mi>n</mi>
          <mo stretchy="false">∗</mo>
          <msup>
            <mn>2</mn>
            <mi>n</mi>
          </msup>
        </mrow>
        <mo stretchy="false">+</mo>
        <mrow>
          <mn>6</mn>
          <mo stretchy="false">∗</mo>
          <mn>1</mn>
        </mrow>
      </mrow>
    </mrow>
    <annotation encoding="StarMath 5.0">f( n ) = 6,5n * 2^n + 6 * 1</annotation>
  </semantics>
</math>
</file>

<file path=Object 3/content.xml><?xml version="1.0" encoding="utf-8"?>
<math xmlns="http://www.w3.org/1998/Math/MathML" display="block">
  <semantics>
    <mrow>
      <mrow>
        <msup>
          <mn>2</mn>
          <mi>n</mi>
        </msup>
        <mo stretchy="false">−</mo>
        <mn>6,5</mn>
      </mrow>
      <mrow>
        <mi>n</mi>
        <mo stretchy="false">−</mo>
        <mn>5</mn>
      </mrow>
    </mrow>
    <annotation encoding="StarMath 5.0">2^n - 6,5n - 5</annotation>
  </semantics>
</math>
</file>